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1" style:family="paragraph" style:parent-style-name="Preformatted_20_Text">
      <style:paragraph-properties style:writing-mode="lr-tb"/>
    </style:style>
    <style:style style:name="P22" style:family="paragraph" style:parent-style-name="Preformatted_20_Text">
      <style:paragraph-properties fo:margin-top="0in" fo:margin-bottom="0.1965in" style:contextual-spacing="false" style:writing-mode="lr-tb"/>
    </style:style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. Diagrammes d’interaction — Cas d’utilisation (Arbre32)</text:h>
      <text:p text:style-name="Text_20_body"/>
      <text:h text:style-name="Heading_20_2" text:outline-level="2">3.1 Objectif de la section</text:h>
      <text:p text:style-name="Text_20_body">Les <text:span text:style-name="Strong_20_Emphasis">cas d’utilisation</text:span> décrivent <text:span text:style-name="Strong_20_Emphasis">comment les acteurs interagissent avec le système</text:span>, du point de vue <text:span text:style-name="Strong_20_Emphasis">fonctionnel</text:span>.</text:p>
      <text:p text:style-name="Text_20_body">👉 Ils répondent à la question :</text:p>
      <text:p text:style-name="Quotations"><text:span text:style-name="Emphasis">« Qui peut faire quoi avec le système ? »</text:span></text:p>
      <text:p text:style-name="Text_20_body">⚠️ Important :</text:p>
      <text:list text:style-name="L1">
        <text:list-item>
          <text:p text:style-name="P1">On <text:span text:style-name="Strong_20_Emphasis">ne parle pas</text:span> de contrôleurs, d’API, ni de classes.</text:p>
        </text:list-item>
        <text:list-item>
          <text:p text:style-name="P1">On décrit <text:span text:style-name="Strong_20_Emphasis">les intentions des utilisateurs</text:span>.</text:p>
        </text:list-item>
      </text:list>
      <text:h text:style-name="Heading_20_2" text:outline-level="2">3.2 Acteurs identifiés (rappel)</text:h>
      <text:h text:style-name="Heading_20_3" text:outline-level="3">Acteurs primaires</text:h>
      <text:list text:style-name="L2">
        <text:list-item>
          <text:p text:style-name="P2"><text:span text:style-name="Strong_20_Emphasis">Visiteur</text:span> : utilisateur non authentifié</text:p>
        </text:list-item>
        <text:list-item>
          <text:p text:style-name="P2"><text:span text:style-name="Strong_20_Emphasis">Joueur</text:span> : utilisateur authentifié</text:p>
        </text:list-item>
        <text:list-item>
          <text:p text:style-name="P2"><text:span text:style-name="Strong_20_Emphasis">Administrateur</text:span> : utilisateur avec privilèges étendus</text:p>
        </text:list-item>
      </text:list>
      <text:h text:style-name="Heading_20_3" text:outline-level="3">Acteur système</text:h>
      <text:list text:style-name="L3">
        <text:list-item>
          <text:p text:style-name="P3"><text:span text:style-name="Strong_20_Emphasis">Système Arbre32</text:span> : moteur de jeu + gestion des règles + notifications</text:p>
        </text:list-item>
      </text:list>
      <text:h text:style-name="Heading_20_2" text:outline-level="2">3.3 Liste des cas d’utilisation</text:h>
      <text:h text:style-name="Heading_20_3" text:outline-level="3">🔐 Gestion des comptes</text:h>
      <text:list text:style-name="L4">
        <text:list-item>
          <text:p text:style-name="P4"><text:span text:style-name="Strong_20_Emphasis">UC-01 — S’inscrire</text:span></text:p>
        </text:list-item>
        <text:list-item>
          <text:p text:style-name="P4"><text:span text:style-name="Strong_20_Emphasis">UC-02 — Se connecter</text:span></text:p>
        </text:list-item>
        <text:list-item>
          <text:p text:style-name="P4"><text:span text:style-name="Strong_20_Emphasis">UC-03 — Se déconnecter</text:span></text:p>
        </text:list-item>
      </text:list>
      <text:h text:style-name="Heading_20_3" text:outline-level="3">🎮 Gestion des parties</text:h>
      <text:list text:style-name="L5">
        <text:list-item>
          <text:p text:style-name="P5"><text:span text:style-name="Strong_20_Emphasis">UC-04 — Créer une partie</text:span></text:p>
        </text:list-item>
        <text:list-item>
          <text:p text:style-name="P5"><text:span text:style-name="Strong_20_Emphasis">UC-05 — Rejoindre une partie</text:span></text:p>
        </text:list-item>
        <text:list-item>
          <text:p text:style-name="P5"><text:span text:style-name="Strong_20_Emphasis">UC-06 — Consulter l’état d’une partie</text:span></text:p>
        </text:list-item>
        <text:list-item>
          <text:p text:style-name="P5"><text:span text:style-name="Strong_20_Emphasis">UC-07 — Quitter une partie</text:span></text:p>
        </text:list-item>
      </text:list>
      <text:h text:style-name="Heading_20_3" text:outline-level="3"><text:soft-page-break/>♠️ Déroulement du jeu</text:h>
      <text:list text:style-name="L6">
        <text:list-item>
          <text:p text:style-name="P6"><text:span text:style-name="Strong_20_Emphasis">UC-08 — Effectuer une action de jeu</text:span></text:p>
        </text:list-item>
        <text:list-item>
          <text:p text:style-name="P6"><text:span text:style-name="Strong_20_Emphasis">UC-09 — Recevoir les mises à jour en temps réel</text:span></text:p>
        </text:list-item>
        <text:list-item>
          <text:p text:style-name="P6"><text:span text:style-name="Strong_20_Emphasis">UC-10 — Consulter le score / résultat</text:span></text:p>
        </text:list-item>
        <text:list-item>
          <text:p text:style-name="P6"><text:span text:style-name="Strong_20_Emphasis">UC-11 — Finir une partie</text:span></text:p>
        </text:list-item>
      </text:list>
      <text:h text:style-name="Heading_20_3" text:outline-level="3">🛠️ Administration (périmètre minimal)</text:h>
      <text:list text:style-name="L7">
        <text:list-item>
          <text:p text:style-name="P7"><text:span text:style-name="Strong_20_Emphasis">UC-12 — Consulter des informations de supervision</text:span></text:p>
        </text:list-item>
        <text:list-item>
          <text:p text:style-name="P7"><text:span text:style-name="Strong_20_Emphasis">UC-13 — Gérer les accès / rôles (optionnel selon périmètre)</text:span></text:p>
        </text:list-item>
      </text:list>
      <text:h text:style-name="Heading_20_2" text:outline-level="2">3.4 Description textuelle des cas principaux</text:h>
      <text:h text:style-name="Heading_20_3" text:outline-level="3">UC-01 — S’inscrire</text:h>
      <text:p text:style-name="Text_20_body"><text:span text:style-name="Strong_20_Emphasis">Acteur</text:span> : Visiteur<text:line-break/><text:span text:style-name="Strong_20_Emphasis">Description</text:span> :<text:line-break/>Le visiteur fournit ses informations afin de créer un compte joueur.</text:p>
      <text:p text:style-name="Text_20_body"><text:span text:style-name="Strong_20_Emphasis">Précondition</text:span> :</text:p>
      <text:list text:style-name="L8">
        <text:list-item>
          <text:p text:style-name="P8">Le visiteur n’est pas authentifié.</text:p>
        </text:list-item>
      </text:list>
      <text:p text:style-name="Text_20_body"><text:span text:style-name="Strong_20_Emphasis">Postcondition</text:span> :</text:p>
      <text:list text:style-name="L9">
        <text:list-item>
          <text:p text:style-name="P9">Un compte utilisateur est créé.</text:p>
        </text:list-item>
        <text:list-item>
          <text:p text:style-name="P9">Le joueur peut se connecter.</text:p>
        </text:list-item>
      </text:list>
      <text:h text:style-name="Heading_20_3" text:outline-level="3">UC-02 — Se connecter</text:h>
      <text:p text:style-name="Text_20_body"><text:span text:style-name="Strong_20_Emphasis">Acteur</text:span> : Joueur<text:line-break/><text:span text:style-name="Strong_20_Emphasis">Description</text:span> :<text:line-break/>Le joueur s’authentifie pour accéder aux fonctionnalités du jeu.</text:p>
      <text:p text:style-name="Text_20_body"><text:span text:style-name="Strong_20_Emphasis">Précondition</text:span> :</text:p>
      <text:list text:style-name="L10">
        <text:list-item>
          <text:p text:style-name="P10">Le compte existe.</text:p>
        </text:list-item>
      </text:list>
      <text:p text:style-name="Text_20_body"><text:span text:style-name="Strong_20_Emphasis">Postcondition</text:span> :</text:p>
      <text:list text:style-name="L11">
        <text:list-item>
          <text:p text:style-name="P11">Le joueur est authentifié.</text:p>
        </text:list-item>
        <text:list-item>
          <text:p text:style-name="P11">Une session sécurisée est active.</text:p>
        </text:list-item>
      </text:list>
      <text:h text:style-name="Heading_20_3" text:outline-level="3">UC-04 — Créer une partie</text:h>
      <text:p text:style-name="Text_20_body"><text:span text:style-name="Strong_20_Emphasis">Acteur</text:span> : Joueur<text:line-break/><text:span text:style-name="Strong_20_Emphasis">Description</text:span> :<text:line-break/>Le joueur crée une nouvelle partie Arbre32.</text:p>
      <text:p text:style-name="Text_20_body"><text:span text:style-name="Strong_20_Emphasis">Précondition</text:span> :</text:p>
      <text:list text:style-name="L12">
        <text:list-item>
          <text:p text:style-name="P12"><text:soft-page-break/>Le joueur est authentifié.</text:p>
        </text:list-item>
      </text:list>
      <text:p text:style-name="Text_20_body"><text:span text:style-name="Strong_20_Emphasis">Postcondition</text:span> :</text:p>
      <text:list text:style-name="L13">
        <text:list-item>
          <text:p text:style-name="P13">Une partie est créée avec un état initial.</text:p>
        </text:list-item>
        <text:list-item>
          <text:p text:style-name="P13">Le joueur devient participant à la partie.</text:p>
        </text:list-item>
      </text:list>
      <text:h text:style-name="Heading_20_3" text:outline-level="3">UC-05 — Rejoindre une partie</text:h>
      <text:p text:style-name="Text_20_body"><text:span text:style-name="Strong_20_Emphasis">Acteur</text:span> : Joueur<text:line-break/><text:span text:style-name="Strong_20_Emphasis">Description</text:span> :<text:line-break/>Le joueur rejoint une partie existante.</text:p>
      <text:p text:style-name="Text_20_body"><text:span text:style-name="Strong_20_Emphasis">Précondition</text:span> :</text:p>
      <text:list text:style-name="L14">
        <text:list-item>
          <text:p text:style-name="P14">La partie est ouverte.</text:p>
        </text:list-item>
        <text:list-item>
          <text:p text:style-name="P14">Le joueur est authentifié.</text:p>
        </text:list-item>
      </text:list>
      <text:p text:style-name="Text_20_body"><text:span text:style-name="Strong_20_Emphasis">Postcondition</text:span> :</text:p>
      <text:list text:style-name="L15">
        <text:list-item>
          <text:p text:style-name="P15">Le joueur est ajouté à la partie.</text:p>
        </text:list-item>
      </text:list>
      <text:h text:style-name="Heading_20_3" text:outline-level="3">UC-08 — Effectuer une action de jeu</text:h>
      <text:p text:style-name="Text_20_body"><text:span text:style-name="Strong_20_Emphasis">Acteur</text:span> : Joueur<text:line-break/><text:span text:style-name="Strong_20_Emphasis">Description</text:span> :<text:line-break/>Le joueur exécute une action autorisée par les règles (ex. jouer une carte).</text:p>
      <text:p text:style-name="Text_20_body"><text:span text:style-name="Strong_20_Emphasis">Précondition</text:span> :</text:p>
      <text:list text:style-name="L16">
        <text:list-item>
          <text:p text:style-name="P16">Le joueur participe à la partie.</text:p>
        </text:list-item>
        <text:list-item>
          <text:p text:style-name="P16">C’est son tour (selon règles).</text:p>
        </text:list-item>
      </text:list>
      <text:p text:style-name="Text_20_body"><text:span text:style-name="Strong_20_Emphasis">Postcondition</text:span> :</text:p>
      <text:list text:style-name="L17">
        <text:list-item>
          <text:p text:style-name="P17">L’état de la partie est mis à jour.</text:p>
        </text:list-item>
        <text:list-item>
          <text:p text:style-name="P17">Les autres joueurs sont notifiés.</text:p>
        </text:list-item>
      </text:list>
      <text:h text:style-name="Heading_20_3" text:outline-level="3">UC-09 — Recevoir les mises à jour en temps réel</text:h>
      <text:p text:style-name="Text_20_body"><text:span text:style-name="Strong_20_Emphasis">Acteur</text:span> : Joueur<text:line-break/><text:span text:style-name="Strong_20_Emphasis">Description</text:span> :<text:line-break/>Le joueur reçoit automatiquement les changements d’état de la partie.</text:p>
      <text:p text:style-name="Text_20_body"><text:span text:style-name="Strong_20_Emphasis">Précondition</text:span> :</text:p>
      <text:list text:style-name="L18">
        <text:list-item>
          <text:p text:style-name="P18">Le joueur est connecté à la partie.</text:p>
        </text:list-item>
      </text:list>
      <text:p text:style-name="Text_20_body"><text:span text:style-name="Strong_20_Emphasis">Postcondition</text:span> :</text:p>
      <text:list text:style-name="L19">
        <text:list-item>
          <text:p text:style-name="P19">L’interface est synchronisée avec l’état courant.</text:p>
        </text:list-item>
      </text:list>
      <text:h text:style-name="Heading_20_3" text:outline-level="3"><text:soft-page-break/>UC-12 — Consulter des informations de supervision</text:h>
      <text:p text:style-name="Text_20_body"><text:span text:style-name="Strong_20_Emphasis">Acteur</text:span> : Administrateur<text:line-break/><text:span text:style-name="Strong_20_Emphasis">Description</text:span> :<text:line-break/>L’administrateur consulte des informations globales (ex. parties en cours).</text:p>
      <text:h text:style-name="Heading_20_2" text:outline-level="2">3.5 Diagramme UML — Cas d’utilisation (PlantUML)</text:h>
      <text:p text:style-name="Text_20_body">👉 <text:span text:style-name="Strong_20_Emphasis">Prêt à coller</text:span> dans ton rapport.</text:p>
      <text:p text:style-name="P20"><text:span text:style-name="Source_20_Text">@startuml</text:span></text:p>
      <text:p text:style-name="P21"><text:span text:style-name="Source_20_Text">title Cas d’utilisation - Arbre32</text:span></text:p>
      <text:p text:style-name="P21"/>
      <text:p text:style-name="P21"><text:span text:style-name="Source_20_Text">actor Visiteur</text:span></text:p>
      <text:p text:style-name="P21"><text:span text:style-name="Source_20_Text">actor Joueur</text:span></text:p>
      <text:p text:style-name="P21"><text:span text:style-name="Source_20_Text">actor Administrateur</text:span></text:p>
      <text:p text:style-name="P21"/>
      <text:p text:style-name="P21"><text:span text:style-name="Source_20_Text">rectangle "Système Arbre32" {</text:span></text:p>
      <text:p text:style-name="P21"/>
      <text:p text:style-name="P21"><text:span text:style-name="Source_20_Text"><text:s text:c="2"/>Visiteur --&gt; (S'inscrire)</text:span></text:p>
      <text:p text:style-name="P21"><text:span text:style-name="Source_20_Text"><text:s text:c="2"/>Visiteur --&gt; (Se connecter)</text:span></text:p>
      <text:p text:style-name="P21"/>
      <text:p text:style-name="P21"><text:span text:style-name="Source_20_Text"><text:s text:c="2"/>Joueur --&gt; (Se connecter)</text:span></text:p>
      <text:p text:style-name="P21"><text:span text:style-name="Source_20_Text"><text:s text:c="2"/>Joueur --&gt; (Se déconnecter)</text:span></text:p>
      <text:p text:style-name="P21"/>
      <text:p text:style-name="P21"><text:span text:style-name="Source_20_Text"><text:s text:c="2"/>Joueur --&gt; (Créer une partie)</text:span></text:p>
      <text:p text:style-name="P21"><text:span text:style-name="Source_20_Text"><text:s text:c="2"/>Joueur --&gt; (Rejoindre une partie)</text:span></text:p>
      <text:p text:style-name="P21"><text:span text:style-name="Source_20_Text"><text:s text:c="2"/>Joueur --&gt; (Quitter une partie)</text:span></text:p>
      <text:p text:style-name="P21"/>
      <text:p text:style-name="P21"><text:span text:style-name="Source_20_Text"><text:s text:c="2"/>Joueur --&gt; (Consulter l'état d'une partie)</text:span></text:p>
      <text:p text:style-name="P21"><text:span text:style-name="Source_20_Text"><text:s text:c="2"/>Joueur --&gt; (Effectuer une action de jeu)</text:span></text:p>
      <text:p text:style-name="P21"><text:span text:style-name="Source_20_Text"><text:s text:c="2"/>Joueur --&gt; (Recevoir mises à jour temps réel)</text:span></text:p>
      <text:p text:style-name="P21"><text:span text:style-name="Source_20_Text"><text:s text:c="2"/>Joueur --&gt; (Consulter score / résultat)</text:span></text:p>
      <text:p text:style-name="P21"/>
      <text:p text:style-name="P21"><text:span text:style-name="Source_20_Text"><text:s text:c="2"/>Administrateur --&gt; (Consulter informations de supervision)</text:span></text:p>
      <text:p text:style-name="P21"><text:span text:style-name="Source_20_Text"><text:s text:c="2"/>Administrateur --&gt; (Gérer accès / rôles)</text:span></text:p>
      <text:p text:style-name="P21"/>
      <text:p text:style-name="P21"><text:span text:style-name="Source_20_Text">}</text:span></text:p>
      <text:p text:style-name="P21"/>
      <text:p text:style-name="P22"><text:span text:style-name="Source_20_Text">@enduml</text:span></text:p>
      <text:h text:style-name="Heading_20_2" text:outline-level="2">3.6 Justification académique</text:h>
      <text:list text:style-name="L20">
        <text:list-item>
          <text:p text:style-name="P23">Séparation claire des rôles (<text:span text:style-name="Strong_20_Emphasis">Visiteur / Joueur / Admin</text:span>)</text:p>
        </text:list-item>
        <text:list-item>
          <text:p text:style-name="P23">Cas d’utilisation centrés sur les <text:span text:style-name="Strong_20_Emphasis">objectifs métier</text:span></text:p>
        </text:list-item>
        <text:list-item>
          <text:p text:style-name="P23">Support explicite du <text:span text:style-name="Strong_20_Emphasis">temps réel</text:span></text:p>
        </text:list-item>
        <text:list-item>
          <text:p text:style-name="P23">Diagramme volontairement lisible pour un <text:span text:style-name="Strong_20_Emphasis">non-tech</text:span></text:p>
        </text:list-item>
      </text:list>
      <text:p text:style-name="Text_20_body">👉 Un patron ou un professeur peut comprendre <text:span text:style-name="Strong_20_Emphasis">ce que fait le système</text:span>, sans connaître la technique.</text:p>
      <text:h text:style-name="Heading_20_2" text:outline-level="2">3.7 Lien avec la section suivante</text:h>
      <text:p text:style-name="Text_20_body">Chaque cas d’utilisation clé va être <text:span text:style-name="Strong_20_Emphasis">détaillé dynamiquement</text:span> dans la section suivante via :</text:p>
      <text:list text:style-name="L21">
        <text:list-item>
          <text:p text:style-name="P24"><text:soft-page-break/><text:span text:style-name="Strong_20_Emphasis">diagrammes de séquence</text:span></text:p>
        </text:list-item>
      </text:list>
      <text:p text:style-name="Text_20_body">Cas prioritaires pour la suite :</text:p>
      <text:list text:style-name="L22">
        <text:list-item>
          <text:p text:style-name="P25">Se connecter</text:p>
        </text:list-item>
        <text:list-item>
          <text:p text:style-name="P25">Créer une partie</text:p>
        </text:list-item>
        <text:list-item>
          <text:p text:style-name="P25">Effectuer une action de jeu</text:p>
        </text:list-item>
        <text:list-item>
          <text:p text:style-name="P25">Diffuser un événement temps réel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2:55:21.840673607</meta:creation-date>
    <dc:date>2025-12-24T13:17:11.977610603</dc:date>
    <meta:editing-duration>PT21M50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5" meta:paragraph-count="115" meta:word-count="696" meta:character-count="4165" meta:non-whitespace-character-count="3595"/>
  </office:meta>
</office:document-meta>
</file>